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65</text:p>
          </table:table-cell>
          <table:table-cell table:style-name="ACE-0" office:value-type="float" office:value="43.850000000000001">
            <text:p>43.8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10530">
            <text:p>10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 fragments in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mosMiller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0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5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3915">
            <text:p>391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9">
            <text:p>−1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7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4580">
            <text:p>458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300000000000001">
            <text:p>−13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69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465">
            <text:p>846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organics/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0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5.100000000000001">
            <text:p>−3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1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899999999999999">
            <text:p>−34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485</text:p>
          </table:table-cell>
          <table:table-cell table:style-name="ACE-0" office:value-type="float" office:value="44.009999999999998">
            <text:p>44.01</text:p>
          </table:table-cell>
          <table:table-cell table:style-name="ACE-0" office:value-type="float" office:value="-59.880000000000003">
            <text:p>−59.88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3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67</text:p>
          </table:table-cell>
          <table:table-cell table:style-name="ACE-0" office:value-type="float" office:value="43.850000000000001">
            <text:p>43.8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9420">
            <text:p>9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0.5">
            <text:p>−50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mosMiller1990,VacchiEtal2018</text:p>
          </table:table-cell>
          <table:table-cell table:number-columns-repeated="240" table:style-name="ACE-0"/>
        </table:table-row>
        <table:table-row table:style-name="AROW-0" table:number-rows-repeated="29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6:1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